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1" svg:font-family="Tahoma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officeooo:rsid="0017f8b9" officeooo:paragraph-rsid="0017f8b9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fo:font-weight="normal" officeooo:rsid="0017f8b9" officeooo:paragraph-rsid="0019868b" style:font-size-asian="14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 fo:padding-left="3cm" fo:padding-right="1cm" fo:padding-top="2cm" fo:padding-bottom="2cm" fo:border="none"/>
      <style:text-properties fo:font-weight="normal" officeooo:rsid="001cc514" officeooo:paragraph-rsid="001cc514" style:font-weight-asian="normal" style:font-weight-complex="normal"/>
    </style:style>
    <style:style style:name="P4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text-indent="0cm" style:auto-text-indent="false" style:page-number="auto" fo:background-color="transparent"/>
      <style:text-properties fo:font-size="14pt" fo:font-weight="normal" officeooo:rsid="0017f8b9" officeooo:paragraph-rsid="0017f8b9" style:font-size-asian="14pt" style:font-weight-asian="normal" style:font-size-complex="14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13.6cm" fo:margin-right="0cm" fo:line-height="150%" fo:text-align="start" style:justify-single-word="false" fo:text-indent="0cm" style:auto-text-indent="false" style:page-number="auto" fo:background-color="transparent"/>
      <style:text-properties fo:font-size="14pt" fo:language="en" fo:country="US" fo:font-weight="normal" officeooo:rsid="0017f8b9" officeooo:paragraph-rsid="0017f8b9" style:font-name-asian="Calibri" style:font-size-asian="14pt" style:font-weight-asian="normal" style:font-size-complex="14pt" style:font-weight-complex="normal"/>
    </style:style>
    <style:style style:name="P6" style:family="paragraph" style:parent-style-name="Standard">
      <loext:graphic-properties draw:fill="none"/>
      <style:paragraph-properties fo:margin-left="13.6cm" fo:margin-right="0cm" fo:line-height="150%" fo:text-align="start" style:justify-single-word="false" fo:text-indent="0cm" style:auto-text-indent="false" fo:background-color="transparent"/>
      <style:text-properties fo:font-size="14pt" fo:language="en" fo:country="US" fo:font-weight="normal" officeooo:rsid="0017f8b9" officeooo:paragraph-rsid="0017f8b9" style:font-name-asian="Calibri" style:font-size-asian="14pt" style:font-weight-asian="normal" style:font-size-complex="14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/>
      <style:text-properties fo:font-size="14pt" fo:language="en" fo:country="US" fo:font-weight="bold" officeooo:rsid="001b73a5" officeooo:paragraph-rsid="001b73a5" style:font-name-asian="Calibri" style:font-size-asian="14pt" style:font-weight-asian="bold" style:font-size-complex="14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/>
      <style:text-properties fo:font-size="14pt" fo:language="en" fo:country="US" fo:font-weight="normal" officeooo:rsid="001b73a5" officeooo:paragraph-rsid="001b73a5" style:font-name-asian="Calibri" style:font-size-asian="14pt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reak-before="page" fo:background-color="transparent"/>
      <style:text-properties fo:font-size="14pt" fo:language="en" fo:country="US" fo:font-weight="normal" officeooo:rsid="001b73a5" officeooo:paragraph-rsid="001b73a5" style:font-name-asian="Calibri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 fo:padding-left="3cm" fo:padding-right="1cm" fo:padding-top="2cm" fo:padding-bottom="2cm" fo:border="none"/>
      <style:text-properties fo:font-size="14pt" fo:language="en" fo:country="US" fo:font-weight="bold" officeooo:rsid="001b73a5" officeooo:paragraph-rsid="001b73a5" style:font-name-asian="Calibri" style:font-size-asian="14pt" style:font-weight-asian="bold" style:font-size-complex="14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 fo:padding-left="3cm" fo:padding-right="1cm" fo:padding-top="2cm" fo:padding-bottom="2cm" fo:border="none"/>
      <style:text-properties fo:font-size="14pt" fo:language="en" fo:country="US" fo:font-weight="normal" officeooo:rsid="001cc514" officeooo:paragraph-rsid="001cc514" style:font-name-asian="Calibri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 fo:padding-left="3cm" fo:padding-right="1cm" fo:padding-top="2cm" fo:padding-bottom="2cm" fo:border="none"/>
      <style:text-properties fo:font-size="14pt" fo:language="en" fo:country="US" fo:font-weight="normal" officeooo:rsid="0027252e" officeooo:paragraph-rsid="0027252e" style:font-name-asian="Calibri" style:font-size-asian="14pt" style:font-weight-asian="normal" style:font-size-complex="14pt" style:font-weight-complex="normal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7" style:family="paragraph">
      <loext:graphic-properties draw:fill-color="#ffffff"/>
      <style:paragraph-properties fo:text-align="center"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8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9" style:family="paragraph">
      <loext:graphic-properties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4pt" fo:language="en" fo:country="US" style:font-name-asian="Calibri" style:font-size-asian="14pt" style:font-size-complex="14pt"/>
    </style:style>
    <style:style style:name="T2" style:family="text">
      <style:text-properties fo:font-size="14pt" fo:language="en" fo:country="US" officeooo:rsid="001b73a5" style:font-name-asian="Calibri" style:font-size-asian="14pt" style:font-size-complex="14pt"/>
    </style:style>
    <style:style style:name="T3" style:family="text">
      <style:text-properties style:font-name-asian="Calibri"/>
    </style:style>
    <style:style style:name="T4" style:family="text">
      <style:text-properties fo:language="en" fo:country="US" style:font-name-asian="Calibri"/>
    </style:style>
    <style:style style:name="T5" style:family="text">
      <style:text-properties fo:language="en" fo:country="US" fo:font-weight="bold" style:font-name-asian="Calibri" style:font-weight-asian="bold" style:font-weight-complex="bold"/>
    </style:style>
    <style:style style:name="T6" style:family="text">
      <style:text-properties fo:language="en" fo:country="US" fo:font-weight="bold" officeooo:rsid="001c76ae" style:font-name-asian="Calibri" style:font-weight-asian="bold" style:font-weight-complex="bold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gr1" style:family="graphic">
      <style:graphic-properties draw:stroke="solid" draw:stroke-dash="Dot" svg:stroke-width="0cm" svg:stroke-color="#000000" draw:marker-start="" draw:marker-start-width="0.199cm" draw:marker-start-center="false" draw:marker-end="Стили_20_стрелок_20_1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11cm" draw:marker-start-width="0.369cm" draw:marker-end="Стили_20_стрелок_20_1" draw:marker-end-width="0.369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49cm" draw:marker-start-width="0.427cm" draw:marker-end-width="0.427cm" draw:fill-color="#ffffff" draw:textarea-horizontal-align="justify" draw:textarea-vertical-align="middle" draw:auto-grow-height="false" fo:min-height="1.73cm" fo:min-width="3.41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49cm" draw:marker-start-width="0.427cm" draw:marker-end="Стили_20_стрелок_20_1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marker-end="Стили_20_стрелок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.011cm" svg:stroke-color="#000000" draw:marker-start-width="0.369cm" draw:marker-end-width="0.369cm" draw:fill="none" draw:fill-color="#ffffff" fo:min-height="0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4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3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3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width="0.049cm" draw:marker-start-width="0.427cm" draw:marker-end-width="0.427cm" draw:fill-color="#ffffff" draw:textarea-horizontal-align="justify" draw:textarea-vertical-align="middle" draw:auto-grow-height="false" fo:min-height="1.78cm" fo:min-width="3.46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ая работа №2</text:p>
      <text:p text:style-name="P2"><text:span text:style-name="T3">«Разработка функциональных диаграмм </text:span><text:span text:style-name="T4">S</text:span><text:span text:style-name="T3">А</text:span><text:span text:style-name="T4">DT» </text:span></text:p>
      <text:p text:style-name="P5">Выполнил:</text:p>
      <text:p text:style-name="P6">Стенин Михаил</text:p>
      <text:p text:style-name="P6">Группа 22-29</text:p>
      <text:p text:style-name="P6"/>
      <text:p text:style-name="P4"><text:span text:style-name="T6">Тема курсовой работы</text:span><text:span text:style-name="T5">:</text:span><text:span text:style-name="T4"> Автоматизация деятельности анимационной студии</text:span></text:p>
      <text:p text:style-name="P7">Краткое описание:</text:p>
      <text:p text:style-name="P8">Анимационная студия в сфере 3D-Визуализации, занимающаяся как проектами на заказ, так и собственными коммерческими проектами</text:p>
      <text:p text:style-name="P8"/>
      <text:p text:style-name="P9"><draw:frame text:anchor-type="paragraph" draw:z-index="12" draw:name="Фигура6" draw:style-name="gr9" draw:text-style-name="P14" svg:width="1.174cm" svg:height="0.417cm" svg:x="7.243cm" svg:y="0.37cm"><draw:text-box><text:p><text:span text:style-name="T7">Т</text:span><text:span text:style-name="T7">а</text:span><text:span text:style-name="T7">б</text:span><text:span text:style-name="T7">л</text:span><text:span text:style-name="T7">и</text:span><text:span text:style-name="T7">ц</text:span><text:span text:style-name="T7">а</text:span></text:p></draw:text-box></draw:frame></text:p>
      <text:p text:style-name="P10"><draw:custom-shape text:anchor-type="paragraph" draw:z-index="0" draw:name="Фигура1" draw:style-name="gr13" draw:text-style-name="P19" svg:width="3.465cm" svg:height="1.781cm" svg:x="6.923cm" svg:y="1.106cm"><text:p text:style-name="P18"><text:span text:style-name="T9">Автоматизация</text:span></text:p><text:p text:style-name="P18"><text:span text:style-name="T9">Выполнения заказов</text:span></text:p><text:p text:style-name="P18"><text:span text:style-name="T9">аниматорами</text:span></text:p><draw:enhanced-geometry svg:viewBox="0 0 21600 21600" draw:type="rectangle" draw:enhanced-path="M 0 0 L 21600 0 21600 21600 0 21600 0 0 Z N"/></draw:custom-shape><draw:line text:anchor-type="paragraph" draw:z-index="1" draw:name="Фигура2" draw:style-name="gr5" draw:text-style-name="P15" svg:x1="4.524cm" svg:y1="1.245cm" svg:x2="6.923cm" svg:y2="1.245cm"><text:p/></draw:line><draw:frame text:anchor-type="paragraph" draw:z-index="2" draw:name="Фигура3" draw:style-name="gr12" draw:text-style-name="P14" svg:width="1.015cm" svg:height="0.366cm" svg:x="4.524cm" svg:y="0.803cm"><draw:text-box><text:p><text:span text:style-name="T7">К</text:span><text:span text:style-name="T7">л</text:span><text:span text:style-name="T7">и</text:span><text:span text:style-name="T7">е</text:span><text:span text:style-name="T7">н</text:span><text:span text:style-name="T7">т</text:span></text:p></draw:text-box></draw:frame><draw:line text:anchor-type="paragraph" draw:z-index="3" draw:name="Фигура2_0" draw:style-name="gr5" draw:text-style-name="P15" svg:x1="4.524cm" svg:y1="1.688cm" svg:x2="6.923cm" svg:y2="1.688cm"><text:p/></draw:line><draw:frame text:anchor-type="paragraph" draw:z-index="4" draw:name="Фигура3_0" draw:style-name="gr12" draw:text-style-name="P14" svg:width="1.015cm" svg:height="0.366cm" svg:x="4.524cm" svg:y="1.245cm"><draw:text-box><text:p><text:span text:style-name="T7">З</text:span><text:span text:style-name="T7">а</text:span><text:span text:style-name="T7">к</text:span><text:span text:style-name="T7">а</text:span><text:span text:style-name="T7">з</text:span></text:p></draw:text-box></draw:frame><draw:line text:anchor-type="paragraph" draw:z-index="5" draw:name="Фигура2_1" draw:style-name="gr5" draw:text-style-name="P15" svg:x1="4.524cm" svg:y1="2.131cm" svg:x2="6.923cm" svg:y2="2.131cm"><text:p/></draw:line><draw:frame text:anchor-type="paragraph" draw:z-index="6" draw:name="Фигура3_1" draw:style-name="gr12" draw:text-style-name="P14" svg:width="1.015cm" svg:height="0.366cm" svg:x="4.524cm" svg:y="1.766cm"><draw:text-box><text:p><text:span text:style-name="T7">У</text:span><text:span text:style-name="T7">с</text:span><text:span text:style-name="T7">л</text:span><text:span text:style-name="T7">у</text:span><text:span text:style-name="T7">г</text:span><text:span text:style-name="T7">а</text:span></text:p></draw:text-box></draw:frame><draw:line text:anchor-type="paragraph" draw:z-index="7" draw:name="Фигура2_3" draw:style-name="gr5" draw:text-style-name="P15" svg:x1="10.388cm" svg:y1="2.087cm" svg:x2="12.787cm" svg:y2="2.087cm"><text:p/></draw:line><draw:frame text:anchor-type="paragraph" draw:z-index="8" draw:name="Фигура4_0" draw:style-name="gr11" draw:text-style-name="P14" svg:width="3.59cm" svg:height="0.364cm" svg:x="10.513cm" svg:y="1.48cm"><draw:text-box><text:p><text:span text:style-name="T7">В</text:span><text:span text:style-name="T7">ы</text:span><text:span text:style-name="T7">д</text:span><text:span text:style-name="T7">а</text:span><text:span text:style-name="T7">ч</text:span><text:span text:style-name="T7">а</text:span><text:span text:style-name="T7"> </text:span><text:span text:style-name="T7">г</text:span><text:span text:style-name="T7">о</text:span><text:span text:style-name="T7">т</text:span><text:span text:style-name="T7">о</text:span><text:span text:style-name="T7">в</text:span><text:span text:style-name="T7">о</text:span><text:span text:style-name="T7">г</text:span><text:span text:style-name="T7">о</text:span><text:span text:style-name="T7"> </text:span><text:span text:style-name="T7">п</text:span><text:span text:style-name="T7">р</text:span><text:span text:style-name="T7">о</text:span><text:span text:style-name="T7">д</text:span><text:span text:style-name="T7">у</text:span><text:span text:style-name="T7">к</text:span><text:span text:style-name="T7">т</text:span><text:span text:style-name="T7">а</text:span></text:p></draw:text-box></draw:frame><draw:frame text:anchor-type="paragraph" draw:z-index="10" draw:name="Фигура4_1" draw:style-name="gr10" draw:text-style-name="P14" svg:width="3.98cm" svg:height="0.331cm" svg:x="10.545cm" svg:y="2.275cm"><draw:text-box><text:p><text:span text:style-name="T7">О</text:span><text:span text:style-name="T7">т</text:span><text:span text:style-name="T7">ч</text:span><text:span text:style-name="T7">ё</text:span><text:span text:style-name="T7">т</text:span><text:span text:style-name="T7"> </text:span><text:span text:style-name="T7">о</text:span><text:span text:style-name="T7"> </text:span><text:span text:style-name="T7">в</text:span><text:span text:style-name="T7">ы</text:span><text:span text:style-name="T7">п</text:span><text:span text:style-name="T7">о</text:span><text:span text:style-name="T7">л</text:span><text:span text:style-name="T7">н</text:span><text:span text:style-name="T7">е</text:span><text:span text:style-name="T7">н</text:span><text:span text:style-name="T7">н</text:span><text:span text:style-name="T7">ы</text:span><text:span text:style-name="T7">х</text:span><text:span text:style-name="T7"> </text:span><text:span text:style-name="T7">р</text:span><text:span text:style-name="T7">а</text:span><text:span text:style-name="T7">б</text:span><text:span text:style-name="T7">о</text:span><text:span text:style-name="T7">т</text:span><text:span text:style-name="T7">а</text:span><text:span text:style-name="T7">х</text:span></text:p></draw:text-box></draw:frame><draw:line text:anchor-type="paragraph" draw:z-index="11" draw:name="Фигура5" draw:style-name="gr7" draw:text-style-name="P15" svg:x1="7.772cm" svg:y1="0.046cm" svg:x2="7.772cm" svg:y2="1.106cm"><text:p/></draw:line><draw:frame text:anchor-type="paragraph" draw:z-index="25" draw:name="Фигура3_2" draw:style-name="gr6" draw:text-style-name="P14" svg:width="1.509cm" svg:height="0.352cm" svg:x="4.524cm" svg:y="2.194cm"><draw:text-box><text:p><text:span text:style-name="T7">А</text:span><text:span text:style-name="T7">н</text:span><text:span text:style-name="T7">и</text:span><text:span text:style-name="T7">м</text:span><text:span text:style-name="T7">а</text:span><text:span text:style-name="T7">т</text:span><text:span text:style-name="T7">о</text:span><text:span text:style-name="T7">р</text:span></text:p></draw:text-box></draw:frame><draw:line text:anchor-type="paragraph" draw:z-index="26" draw:name="Фигура2_9" draw:style-name="gr5" draw:text-style-name="P15" svg:x1="4.524cm" svg:y1="2.545cm" svg:x2="6.923cm" svg:y2="2.545cm"><text:p/></draw:line></text:p>
      <text:p text:style-name="P10"><draw:line text:anchor-type="paragraph" draw:z-index="9" draw:name="Фигура2_4" draw:style-name="gr5" draw:text-style-name="P15" svg:x1="10.388cm" svg:y1="-0.115cm" svg:x2="12.787cm" svg:y2="-0.115cm"><text:p/></draw:line></text:p>
      <text:p text:style-name="P10"/>
      <text:p text:style-name="P3"><text:span text:style-name="T2">Р</text:span><text:span text:style-name="T1">исунок 1 – Диаграмма верхнего уровня</text:span></text:p>
      <text:p text:style-name="P11"><draw:frame text:anchor-type="paragraph" draw:z-index="24" draw:name="Фигура7_3" draw:style-name="gr2" draw:text-style-name="P14" svg:width="1.948cm" svg:height="0.329cm" svg:x="8.363cm" svg:y="0.508cm"><draw:text-box><text:p><text:span text:style-name="T7">С</text:span><text:span text:style-name="T7">п</text:span><text:span text:style-name="T7">и</text:span><text:span text:style-name="T7">с</text:span><text:span text:style-name="T7">о</text:span><text:span text:style-name="T7">к</text:span><text:span text:style-name="T7"> </text:span><text:span text:style-name="T7">з</text:span><text:span text:style-name="T7">а</text:span><text:span text:style-name="T7">к</text:span><text:span text:style-name="T7">а</text:span><text:span text:style-name="T7">з</text:span><text:span text:style-name="T7">о</text:span><text:span text:style-name="T7">в</text:span></text:p></draw:text-box></draw:frame></text:p>
      <text:p text:style-name="P11"><draw:line text:anchor-type="paragraph" draw:z-index="13" draw:name="Фигура2_5" draw:style-name="gr3" draw:text-style-name="P15" svg:x1="2.02cm" svg:y1="1.461cm" svg:x2="2.72cm" svg:y2="1.461cm"><text:p/></draw:line><draw:line text:anchor-type="paragraph" draw:z-index="16" draw:name="Фигура2_6" draw:style-name="gr3" draw:text-style-name="P15" svg:x1="2.02cm" svg:y1="2.006cm" svg:x2="2.72cm" svg:y2="2.006cm"><text:p/></draw:line><draw:frame text:anchor-type="paragraph" draw:z-index="17" draw:name="Фигура7_0" draw:style-name="gr8" draw:text-style-name="P14" svg:width="0.334cm" svg:height="0.329cm" svg:x="2.08cm" svg:y="1.633cm"><draw:text-box><text:p><text:span text:style-name="T7">I2</text:span></text:p></draw:text-box></draw:frame><draw:line text:anchor-type="paragraph" draw:z-index="18" draw:name="Фигура2_7" draw:style-name="gr3" draw:text-style-name="P15" svg:x1="2.02cm" svg:y1="2.552cm" svg:x2="2.72cm" svg:y2="2.552cm"><text:p/></draw:line><draw:frame text:anchor-type="paragraph" draw:z-index="19" draw:name="Фигура7_1" draw:style-name="gr2" draw:text-style-name="P14" svg:width="0.334cm" svg:height="0.329cm" svg:x="2.074cm" svg:y="2.168cm"><draw:text-box><text:p><text:span text:style-name="T7">I3</text:span></text:p></draw:text-box></draw:frame><draw:frame text:anchor-type="paragraph" draw:z-index="14" draw:name="Фигура7" draw:style-name="gr2" draw:text-style-name="P14" svg:width="0.606cm" svg:height="0.329cm" svg:x="2.115cm" svg:y="1.009cm"><draw:text-box><text:p><text:span text:style-name="T7">I1</text:span></text:p></draw:text-box></draw:frame><draw:custom-shape text:anchor-type="paragraph" draw:z-index="15" draw:name="Фигура1_0" draw:style-name="gr4" draw:text-style-name="P17" svg:width="3.465cm" svg:height="1.781cm" svg:x="2.72cm" svg:y="1.009cm"><text:p text:style-name="P16"><text:span text:style-name="T8">Оформление заказа</text:span></text:p><draw:enhanced-geometry svg:viewBox="0 0 21600 21600" draw:type="rectangle" draw:enhanced-path="M 0 0 L 21600 0 21600 21600 0 21600 0 0 Z N"/></draw:custom-shape><draw:line text:anchor-type="paragraph" draw:z-index="20" draw:name="Фигура2_8" draw:style-name="gr3" draw:text-style-name="P15" svg:x1="6.184cm" svg:y1="1.81cm" svg:x2="12.09cm" svg:y2="1.81cm"><text:p/></draw:line><draw:frame text:anchor-type="paragraph" draw:z-index="21" draw:name="Фигура7_2" draw:style-name="gr2" draw:text-style-name="P14" svg:width="3.361cm" svg:height="0.329cm" svg:x="7.618cm" svg:y="1.334cm"><draw:text-box><text:p><text:span text:style-name="T7">Заказ </text:span><text:span text:style-name="T7">оформлен </text:span><text:span text:style-name="T7">правильно</text:span></text:p></draw:text-box></draw:frame><draw:custom-shape text:anchor-type="paragraph" draw:z-index="22" draw:name="Фигура1_1" draw:style-name="gr4" draw:text-style-name="P17" svg:width="3.465cm" svg:height="1.781cm" svg:x="12.118cm" svg:y="0.954cm"><text:p text:style-name="P16"><text:span text:style-name="T8">Добавление заказа </text:span></text:p><text:p text:style-name="P16"><text:span text:style-name="T8">В список</text:span></text:p><draw:enhanced-geometry svg:viewBox="0 0 21600 21600" draw:type="rectangle" draw:enhanced-path="M 0 0 L 21600 0 21600 21600 0 21600 0 0 Z N"/></draw:custom-shape><draw:path text:anchor-type="paragraph" draw:z-index="23" draw:name="Фигура8" draw:style-name="gr7" draw:text-style-name="P15" svg:width="13.745cm" svg:height="1.428cm" draw:transform="rotate (-0.0270526034059124) translate (2.46183332700554cm -0.252405776841983cm)" svg:viewBox="0 0 13746 1429" svg:d="M13136 1233c651 0 609-228 609-228l-45-1005-13700 371 29 1058 245-7-48 1"><text:p/></draw:path><draw:path text:anchor-type="paragraph" draw:z-index="27" draw:name="s-line" draw:style-name="gr1" draw:text-style-name="P13" svg:width="1.175cm" svg:height="1.842cm" svg:x="6.184cm" svg:y="2.54cm" svg:viewBox="0 0 1176 1843" svg:d="M0 5c245 0 407-8 441-4s58 51 79 125c22 81 41 199 54 338 13 140 19 379 19 460s7 320 20 459c13 140 32 258 54 338 21 74 44 114 68 122h441"><text:p/></draw:path><draw:custom-shape text:anchor-type="paragraph" draw:z-index="28" draw:name="Фигура1_2" draw:style-name="gr4" draw:text-style-name="P17" svg:width="3.465cm" svg:height="1.781cm" svg:x="2.72cm" svg:y="1.009cm"><text:p text:style-name="P16"><text:span text:style-name="T8">Оформление заказа</text:span></text:p><draw:enhanced-geometry svg:viewBox="0 0 21600 21600" draw:type="rectangle" draw:enhanced-path="M 0 0 L 21600 0 21600 21600 0 21600 0 0 Z N"/></draw:custom-shape><draw:custom-shape text:anchor-type="paragraph" draw:z-index="29" draw:name="Фигура1_3" draw:style-name="gr4" draw:text-style-name="P17" svg:width="3.465cm" svg:height="1.781cm" svg:x="7.361cm" svg:y="3.489cm"><text:p text:style-name="P16"><text:span text:style-name="T8">Распределение</text:span></text:p><text:p text:style-name="P16"><text:span text:style-name="T8">Аниматоров по кадрам</text:span></text:p><draw:enhanced-geometry svg:viewBox="0 0 21600 21600" draw:type="rectangle" draw:enhanced-path="M 0 0 L 21600 0 21600 21600 0 21600 0 0 Z N"/></draw:custom-shape><draw:line text:anchor-type="paragraph" draw:z-index="30" draw:name="Фигура2_10" draw:style-name="gr3" draw:text-style-name="P15" svg:x1="2.295cm" svg:y1="4.805cm" svg:x2="7.361cm" svg:y2="4.805cm"><text:p/></draw:line><draw:frame text:anchor-type="paragraph" draw:z-index="31" draw:name="Фигура7_4" draw:style-name="gr2" draw:text-style-name="P14" svg:width="0.334cm" svg:height="0.329cm" svg:x="2.342cm" svg:y="4.396cm"><draw:text-box><text:p><text:span text:style-name="T7">I4</text:span></text:p></draw:text-box></draw:frame><draw:custom-shape text:anchor-type="paragraph" draw:z-index="32" draw:name="Фигура1_4" draw:style-name="gr4" draw:text-style-name="P17" svg:width="3.465cm" svg:height="1.781cm" svg:x="12.499cm" svg:y="5.738cm"><text:p text:style-name="P16"><text:span text:style-name="T8">Распределение</text:span></text:p><text:p text:style-name="P16"><text:span text:style-name="T8">Аниматоров по кадрам</text:span></text:p><draw:enhanced-geometry svg:viewBox="0 0 21600 21600" draw:type="rectangle" draw:enhanced-path="M 0 0 L 21600 0 21600 21600 0 21600 0 0 Z N"/></draw:custom-shape><draw:path text:anchor-type="paragraph" draw:z-index="33" draw:name="s-line_0" draw:style-name="gr1" draw:text-style-name="P13" svg:width="1.672cm" svg:height="2.05cm" svg:x="10.825cm" svg:y="4.658cm" svg:viewBox="0 0 1673 2051" svg:d="M0 6c349 0 579-9 627-5 49 5 83 57 113 139 31 91 58 222 77 377 18 155 27 421 27 511 0 91 10 357 28 511 19 156 46 287 77 376 30 83 63 127 97 136h627"><text:p/></draw:path><draw:frame text:anchor-type="paragraph" draw:z-index="35" draw:name="Фигура7_5" draw:style-name="gr2" draw:text-style-name="P14" svg:width="0.334cm" svg:height="0.329cm" svg:x="14.376cm" svg:y="3.385cm"><draw:text-box><text:p><text:span text:style-name="T7">R</text:span><text:span text:style-name="T7">2</text:span></text:p></draw:text-box></draw:frame><draw:line text:anchor-type="paragraph" draw:z-index="34" draw:name="Фигура2_11" draw:style-name="gr3" draw:text-style-name="P15" svg:x1="10.825cm" svg:y1="3.863cm" svg:x2="14.441cm" svg:y2="3.863cm"><text:p/></draw:line><draw:line text:anchor-type="paragraph" draw:z-index="36" draw:name="Фигура2_2" draw:style-name="gr3" draw:text-style-name="P15" svg:x1="15.963cm" svg:y1="6.676cm" svg:x2="16.355cm" svg:y2="6.676cm"><text:p/></draw:line><draw:frame text:anchor-type="paragraph" draw:z-index="37" draw:name="Фигура7_6" draw:style-name="gr2" draw:text-style-name="P14" svg:width="0.334cm" svg:height="0.329cm" svg:x="16.252cm" svg:y="6.137cm"><draw:text-box><text:p><text:span text:style-name="T7">R1</text:span></text:p></draw:text-box></draw:frame><draw:path text:anchor-type="paragraph" draw:z-index="38" draw:name="s-line_1" draw:style-name="gr1" draw:text-style-name="P13" svg:width="1.674cm" svg:height="2.412cm" svg:x="10.825cm" svg:y="3.863cm" svg:viewBox="0 0 1675 2413" svg:d="M0 7c349 0 580-11 628-6 49 6 83 67 113 164 31 106 58 261 77 443 18 183 27 496 27 602s10 419 28 601c19 183 46 337 77 442 30 97 63 149 97 160h628"><text:p/></draw:path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Рисунок 2 – Уточняющая диаграмма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1" svg:font-family="Tahoma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draw:marker draw:name="Стили_20_стрелок_20_1" draw:display-name="Стили стрелок 1" svg:viewBox="0 0 20 13" svg:d="M0 13l10-13 10 13z"/>
    <draw:stroke-dash draw:name="Dot" draw:style="rect" draw:dots1="1" draw:dots1-length="57%" draw:distance="57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Anton Boyarshinov</meta:initial-creator>
    <meta:creation-date>2008-09-02T15:39:21</meta:creation-date>
    <dc:date>2022-10-07T09:58:44.351404050</dc:date>
    <meta:editing-cycles>13</meta:editing-cycles>
    <meta:editing-duration>PT34M7S</meta:editing-duration>
    <meta:document-statistic meta:table-count="0" meta:image-count="0" meta:object-count="0" meta:page-count="2" meta:paragraph-count="10" meta:word-count="45" meta:character-count="376" meta:non-whitespace-character-count="338"/>
    <meta:user-defined meta:name="Поле 1"/>
    <meta:user-defined meta:name="Поле 2"/>
    <meta:user-defined meta:name="Поле 3"/>
    <meta:user-defined meta:name="Поле 4"/>
  </office:meta>
</office:document-meta>
</file>